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808080" draw:fill="solid" draw:fill-color="#fafafa" draw:textarea-horizontal-align="left" draw:textarea-vertical-align="top" draw:auto-grow-height="false" fo:min-height="0cm" fo:min-width="0cm" fo:wrap-option="wrap"/>
    </style:style>
    <style:style style:name="gr7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950e" draw:textarea-horizontal-align="righ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4c4c4c"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4c4c4c" fo:font-size="10.5pt" style:font-size-asian="10.5pt" style:font-size-complex="10.5pt"/>
    </style:style>
    <style:style style:name="T4" style:family="text">
      <style:text-properties fo:color="#4c4c4c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475cm" svg:height="1.573cm" svg:x="1cm" svg:y="5.807cm">
          <text:p text:style-name="P1"><text:span text:style-name="T1">Synchronization</text:span><text:span text:style-name="T1"><text:line-break/></text:span><text:span text:style-name="T1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38cm" svg:height="3.175cm" svg:x="10.162cm" svg:y="4.81cm">
          <text:p text:style-name="P1"><text:span text:style-name="T1">schemaHandling</text:span></text:p>
          <text:p text:style-name="P1"><text:span text:style-name="T1">&lt;inbound&gt;</text:span><text:span text:style-name="T1"><text:line-break/></text:span><text:span text:style-name="T1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id="id3" draw:layer="layout" svg:width="2.359cm" svg:height="4.717cm" svg:x="14.441cm" svg:y="4.235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475cm" svg:y1="6.593cm" svg:x2="7.985cm" svg:y2="6.593cm" draw:start-shape="id1" draw:start-glue-point="1" draw:end-shape="id2" draw:end-glue-point="3" svg:d="m5475 6593h2510">
          <text:p/>
        </draw:connector>
        <draw:custom-shape draw:style-name="gr1" draw:text-style-name="P2" draw:id="id7" draw:layer="layout" svg:width="3.81cm" svg:height="1.573cm" svg:x="25.13cm" svg:y="5.807cm">
          <text:p text:style-name="P1"><text:span text:style-name="T1">Provisioning</text:span><text:span text:style-name="T1"><text:line-break/></text:span><text:span text:style-name="T1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38cm" svg:height="3.175cm" svg:x="17.51cm" svg:y="4.81cm">
          <text:p text:style-name="P1"><text:span text:style-name="T1">schemaHandling</text:span></text:p>
          <text:p text:style-name="P1"><text:span text:style-name="T1">&lt;outbound&gt;</text:span><text:span text:style-name="T1"><text:line-break/></text:span><text:span text:style-name="T1">expres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6.8cm" svg:y1="6.593cm" svg:x2="21.955cm" svg:y2="6.593cm" draw:start-shape="id3" draw:start-glue-point="1" draw:end-shape="id4" draw:end-glue-point="3" svg:d="m16800 6593h5155">
          <text:p/>
        </draw:connector>
        <draw:custom-shape draw:style-name="gr1" draw:text-style-name="P2" draw:id="id6" draw:layer="layout" svg:width="3.84cm" svg:height="1.573cm" svg:x="13.7cm" svg:y="1.332cm">
          <text:p text:style-name="P1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4.475cm" svg:height="1.573cm" svg:x="1cm" svg:y="7.682cm">
          <text:p text:style-name="P1"><text:span text:style-name="T1">Reconciliation</text:span><text:span text:style-name="T1"><text:line-break/></text:span><text:span text:style-name="T1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332cm" svg:x1="5.475cm" svg:y1="8.468cm" svg:x2="7.985cm" svg:y2="6.593cm" draw:start-shape="id5" draw:start-glue-point="1" draw:end-shape="id2" draw:end-glue-point="3" svg:d="m5475 8468h923v-1875h1587">
          <text:p/>
        </draw:connector>
        <draw:connector draw:style-name="gr4" draw:text-style-name="P1" draw:layer="layout" svg:x1="15.62cm" svg:y1="2.905cm" svg:x2="15.62cm" svg:y2="4.235cm" draw:start-shape="id6" draw:start-glue-point="2" draw:end-shape="id3" svg:d="m15620 2905v1330">
          <text:p/>
        </draw:connector>
        <draw:custom-shape draw:style-name="gr3" draw:text-style-name="P2" draw:id="id2" draw:layer="layout" svg:width="1.724cm" svg:height="2.54cm" svg:x="7.985cm" svg:y="5.323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1.905cm" svg:height="2.54cm" svg:x="21.955cm" svg:y="5.323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709cm" svg:y1="6.593cm" svg:x2="14.441cm" svg:y2="6.593cm" draw:start-shape="id2" draw:start-glue-point="1" draw:end-shape="id3" draw:end-glue-point="3" svg:d="m9709 6593h4732">
          <text:p/>
        </draw:connector>
        <draw:connector draw:style-name="gr4" draw:text-style-name="P1" draw:layer="layout" svg:x1="23.86cm" svg:y1="6.593cm" svg:x2="25.13cm" svg:y2="6.593cm" draw:start-shape="id4" draw:start-glue-point="1" draw:end-shape="id7" draw:end-glue-point="3" svg:d="m23860 6593h1270">
          <text:p/>
        </draw:connector>
        <draw:frame draw:style-name="gr5" draw:layer="layout" svg:width="7.512cm" svg:height="1.436cm" svg:x="1.635cm" svg:y="1.527cm">
          <draw:text-box>
            <text:p>Modification Scenario<text:line-break/><text:span text:style-name="T1">Existing resource account is modified</text:span></text:p>
          </draw:text-box>
        </draw:frame>
        <draw:custom-shape draw:style-name="gr6" draw:text-style-name="P5" draw:layer="layout" svg:width="5.08cm" svg:height="3.634cm" svg:x="8.62cm" svg:y="8.796cm">
          <text:p text:style-name="P4"><text:span text:style-name="T3">Assuming that Account Shadow has an owner, e.i. that the Account Shadow is referenced from a single User object. Therefore a User object can be located without correlation and confirmation.</text:span></text:p>
          <draw:enhanced-geometry svg:viewBox="0 0 21600 21600" draw:mirror-horizontal="false" draw:type="line-callout-2" draw:modifiers="-2758.98445187955 -4498.26685006878 -3048.06140523519 -463.493810178817 -1062.78291674867 3280.110041265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5.715cm" svg:height="1.905cm" svg:x="19.415cm" svg:y="1.635cm">
          <text:p text:style-name="P4"><text:span text:style-name="T3">If user is modified directly (e.g. from GUI), the &lt;inbound&gt; expressions are </text:span><text:span text:style-name="T4">not</text:span><text:span text:style-name="T3"> executed.</text:span></text:p>
          <draw:enhanced-geometry svg:viewBox="0 0 21600 21600" draw:mirror-horizontal="false" draw:type="line-callout-2" draw:modifiers="-6454.30370888733 237.985309548793 -3226.60893524897 812.854122621565 -940.937718684395 6266.946484784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5.08cm" svg:height="1.729cm" svg:x="18.145cm" svg:y="8.796cm">
          <text:p text:style-name="P4"><text:span text:style-name="T3">Change of user will trigger (re)provisioning of some of his accounts.</text:span></text:p>
          <draw:enhanced-geometry svg:viewBox="0 0 21600 21600" draw:mirror-horizontal="false" draw:type="line-callout-2" draw:modifiers="-4791.02538870301 -5818.26589595376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custom-shape draw:style-name="gr1" draw:text-style-name="P2" draw:id="id8" draw:layer="layout" svg:width="4.475cm" svg:height="1.573cm" svg:x="1cm" svg:y="8.982cm">
          <text:p text:style-name="P1"><text:span text:style-name="T1">Synchronization</text:span><text:span text:style-name="T1"><text:line-break/></text:span><text:span text:style-name="T1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7" draw:layer="layout" svg:width="3.538cm" svg:height="3.175cm" svg:x="9.703cm" svg:y="7.985cm">
          <text:p text:style-name="P1"><text:span text:style-name="T1">schemaHandling</text:span></text:p>
          <text:p text:style-name="P1"><text:span text:style-name="T1">&lt;inbound&gt;</text:span><text:span text:style-name="T1"><text:line-break/></text:span><text:span text:style-name="T1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3" draw:id="id10" draw:layer="layout" svg:width="2.359cm" svg:height="4.717cm" svg:x="14.441cm" svg:y="7.41cm">
          <draw:glue-point draw:id="4" svg:x="-2.755cm" svg:y="-5.003cm"/>
          <draw:glue-point draw:id="5" svg:x="2.628cm" svg:y="-5.003cm"/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5.475cm" svg:y1="9.768cm" svg:x2="7.35cm" svg:y2="9.768cm" draw:start-shape="id8" draw:start-glue-point="1" draw:end-shape="id9" draw:end-glue-point="3" svg:d="m5475 9768h1875">
          <text:p/>
        </draw:connector>
        <draw:custom-shape draw:style-name="gr1" draw:text-style-name="P2" draw:id="id14" draw:layer="layout" svg:width="3.81cm" svg:height="1.573cm" svg:x="25.13cm" svg:y="8.982cm">
          <text:p text:style-name="P1"><text:span text:style-name="T1">Provisioning</text:span><text:span text:style-name="T1"><text:line-break/></text:span><text:span text:style-name="T1">(Provisio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38cm" svg:height="3.175cm" svg:x="17.51cm" svg:y="7.985cm">
          <text:p text:style-name="P1"><text:span text:style-name="T1">schemaHandling</text:span></text:p>
          <text:p text:style-name="P1"><text:span text:style-name="T1">&lt;outbound&gt;</text:span><text:span text:style-name="T1"><text:line-break/></text:span><text:span text:style-name="T1">expres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16.8cm" svg:y1="9.768cm" svg:x2="21.955cm" svg:y2="9.768cm" draw:start-shape="id10" draw:start-glue-point="1" draw:end-shape="id11" draw:end-glue-point="3" svg:d="m16800 9768h5155">
          <text:p/>
        </draw:connector>
        <draw:custom-shape draw:style-name="gr1" draw:text-style-name="P2" draw:id="id13" draw:layer="layout" svg:width="3.84cm" svg:height="1.573cm" svg:x="16.24cm" svg:y="4.507cm">
          <text:p text:style-name="P1"><text:span text:style-name="T1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2" draw:layer="layout" svg:width="4.475cm" svg:height="1.573cm" svg:x="1cm" svg:y="10.857cm">
          <text:p text:style-name="P1"><text:span text:style-name="T1">Reconciliation</text:span><text:span text:style-name="T1"><text:line-break/></text:span><text:span text:style-name="T1">(Provisioning+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332cm" svg:x1="5.475cm" svg:y1="11.643cm" svg:x2="7.35cm" svg:y2="9.768cm" draw:start-shape="id12" draw:start-glue-point="1" draw:end-shape="id9" draw:end-glue-point="3" svg:d="m5475 11643h605v-1875h1270">
          <text:p/>
        </draw:connector>
        <draw:connector draw:style-name="gr4" draw:text-style-name="P1" draw:layer="layout" draw:line-skew="-0.324cm" svg:x1="18.16cm" svg:y1="6.08cm" svg:x2="16.239cm" svg:y2="7.41cm" draw:start-shape="id13" draw:start-glue-point="2" draw:end-shape="id10" draw:end-glue-point="5" svg:d="m18160 6080v340h-1921v990">
          <text:p/>
        </draw:connector>
        <draw:custom-shape draw:style-name="gr7" draw:text-style-name="P2" draw:id="id9" draw:layer="layout" svg:width="1.724cm" svg:height="2.54cm" svg:x="7.35cm" svg:y="8.49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id="id11" draw:layer="layout" svg:width="1.905cm" svg:height="2.54cm" svg:x="21.955cm" svg:y="8.498cm">
          <text:p text:style-name="P1"><text:span text:style-name="T1">Account</text:span><text:span text:style-name="T1"><text:line-break/></text:span><text:span text:style-name="T1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.074cm" svg:y1="9.768cm" svg:x2="14.441cm" svg:y2="9.768cm" draw:start-shape="id9" draw:start-glue-point="1" draw:end-shape="id10" draw:end-glue-point="3" svg:d="m9074 9768h5367">
          <text:p/>
        </draw:connector>
        <draw:connector draw:style-name="gr4" draw:text-style-name="P1" draw:layer="layout" svg:x1="23.86cm" svg:y1="9.768cm" svg:x2="25.13cm" svg:y2="9.768cm" draw:start-shape="id11" draw:start-glue-point="1" draw:end-shape="id14" draw:end-glue-point="3" svg:d="m23860 9768h1270">
          <text:p/>
        </draw:connector>
        <draw:custom-shape draw:style-name="gr6" draw:text-style-name="P5" draw:layer="layout" svg:width="5.08cm" svg:height="1.729cm" svg:x="8.62cm" svg:y="11.971cm">
          <text:p text:style-name="P4"><text:span text:style-name="T3">New Account Shadow is created, therefore it does not have an owner (yet).</text:span></text:p>
          <draw:enhanced-geometry svg:viewBox="0 0 21600 21600" draw:mirror-horizontal="false" draw:type="line-callout-2" draw:modifiers="-2754.73332021256 -9439.07514450867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6.35cm" svg:height="2.54cm" svg:x="21.955cm" svg:y="4.81cm">
          <text:p text:style-name="P4"><text:span text:style-name="T3">If user is created directly (e.g. from GUI), the &lt;inbound&gt; expressions are </text:span><text:span text:style-name="T4">not</text:span><text:span text:style-name="T3"> executed. User Template is also not applied now, but may be applied in future OpenIDM versions.</text:span></text:p>
          <draw:enhanced-geometry svg:viewBox="0 0 21600 21600" draw:mirror-horizontal="false" draw:type="line-callout-2" draw:modifiers="-5482.47520075579 807.556080283353 -3226.60893524897 812.854122621565 -846.858762399622 4666.82408500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" draw:layer="layout" svg:width="6.687cm" svg:height="1.436cm" svg:x="1.298cm" svg:y="1.469cm">
          <draw:text-box>
            <text:p>Creation Scenario<text:line-break/><text:span text:style-name="T1">New resource account is created</text:span></text:p>
          </draw:text-box>
        </draw:frame>
        <draw:custom-shape draw:style-name="gr8" draw:text-style-name="P2" draw:id="id15" draw:layer="layout" svg:width="2.54cm" svg:height="1.905cm" svg:x="11.795cm" svg:y="4.81cm">
          <text:p text:style-name="P1"><text:span text:style-name="T1">User</text:span><text:span text:style-name="T1"><text:line-break/></text:span><text:span text:style-name="T1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335cm" svg:y1="5.762cm" svg:x2="14.971cm" svg:y2="7.41cm" draw:start-shape="id15" draw:start-glue-point="1" draw:end-shape="id10" draw:end-glue-point="4" svg:d="m14335 5762h636v1648">
          <text:p/>
        </draw:connector>
        <draw:custom-shape draw:style-name="gr9" draw:text-style-name="P2" draw:layer="layout" svg:width="3.538cm" svg:height="3.175cm" svg:x="7.622cm" svg:y="4.175cm">
          <text:p text:style-name="P1"><text:span text:style-name="T1">Correlation &amp;</text:span><text:span text:style-name="T1"><text:line-break/></text:span><text:span text:style-name="T1">confirmation</text:span><text:span text:style-name="T1"><text:line-break/></text:span><text:span text:style-name="T1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1" draw:layer="layout" svg:x1="8.212cm" svg:y1="8.498cm" svg:x2="9.86cm" svg:y2="2.753cm" draw:start-shape="id9" draw:start-glue-point="0" draw:end-shape="id16" draw:end-glue-point="3" svg:d="m8212 8498v-5745h1648">
          <text:p/>
        </draw:connector>
        <draw:custom-shape draw:style-name="gr6" draw:text-style-name="P5" draw:layer="layout" svg:width="4.417cm" svg:height="3.81cm" svg:x="1.635cm" svg:y="4.175cm">
          <text:p text:style-name="P4"><text:span text:style-name="T3">Correlation and confirmation expressions are executed, trying to find an owner for Account Shadow. Here we assume they fail and owner is not found.</text:span></text:p>
          <draw:enhanced-geometry svg:viewBox="0 0 21600 21600" draw:mirror-horizontal="false" draw:type="line-callout-2" draw:modifiers="26552.6482571299 -1343.26948307531 -1373.83431416931 -2023.40593020205 -1217.38343141693 3111.62424560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5" draw:layer="layout" svg:width="5.08cm" svg:height="2.999cm" svg:x="18.145cm" svg:y="11.971cm">
          <text:p text:style-name="P4"><text:span text:style-name="T3">New user is created as specified by User Template. The template may include one or more accounts. Such account will be provisioned as the user object is created.</text:span></text:p>
          <draw:enhanced-geometry svg:viewBox="0 0 21600 21600" draw:mirror-horizontal="false" draw:type="line-callout-2" draw:modifiers="-4791.02538870301 -3355.2 -3048.06140523519 -463.493810178817 -1062.78291674867 3974.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2" draw:id="id16" draw:layer="layout" svg:width="4.475cm" svg:height="1.573cm" svg:x="9.86cm" svg:y="1.967cm">
          <text:p text:style-name="P1"><text:span text:style-name="T1">Situation Response</text:span><text:span text:style-name="T1"><text:line-break/></text:span><text:span text:style-name="T1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634cm" svg:x1="12.097cm" svg:y1="3.54cm" svg:x2="13.065cm" svg:y2="4.81cm" draw:start-shape="id16" draw:start-glue-point="2" draw:end-shape="id15" draw:end-glue-point="0" svg:d="m12097 3540v0h968v1270">
          <text:p/>
        </draw:connector>
        <draw:custom-shape draw:style-name="gr6" draw:text-style-name="P5" draw:layer="layout" svg:width="8.89cm" svg:height="1.905cm" svg:x="16.24cm" svg:y="1.635cm">
          <text:p text:style-name="P4"><text:span text:style-name="T3">New account has no owner, therefore create a new user as it is specified in the synchronization policy. Use appropriate user template for that.</text:span></text:p>
          <draw:enhanced-geometry svg:viewBox="0 0 21600 21600" draw:mirror-horizontal="false" draw:type="line-callout-2" draw:modifiers="-4173.74873467551 6357.60755508919 -1696.62838088181 4317.73347324239 -597.638060960522 6210.28331584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4" draw:text-style-name="P1" draw:layer="layout" draw:line-skew="-1.972cm" svg:x1="12.097cm" svg:y1="3.54cm" svg:x2="11.472cm" svg:y2="7.985cm" draw:end-shape="id17" draw:end-glue-point="4" svg:d="m12097 3540v0h-625v4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dovan Semančík</meta:initial-creator>
    <meta:creation-date>2010-12-22T14:36:36</meta:creation-date>
    <dc:date>2010-12-23T16:47:47</dc:date>
    <dc:creator>Radovan Semančík</dc:creator>
    <meta:editing-duration>PT08H08M30S</meta:editing-duration>
    <meta:editing-cycles>25</meta:editing-cycles>
    <meta:generator>OpenOffice.org/3.2$Linux OpenOffice.org_project/320m12$Build-9483</meta:generator>
    <meta:document-statistic meta:object-count="47"/>
  </office:meta>
</office:document-meta>
</file>